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70466666666667cm"/>
    </style:style>
    <style:style style:name="co3" style:family="table-column">
      <style:table-column-properties fo:break-before="auto" style:column-width="5.249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0" table:default-cell-style-name="ce1"/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12"/>
          <table:table-cell office:value-type="string" table:style-name="ce3">
            <text:p>Conditions</text:p>
          </table:table-cell>
          <table:table-cell office:value-type="string" table:style-name="ce3">
            <text:p>Values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table:style-name="ce2">
            <text:p>Number of Nodes</text:p>
          </table:table-cell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table:style-name="ce2">
            <text:p>Block Size</text:p>
          </table:table-cell>
          <table:table-cell office:value-type="float" office:value="10" table:style-name="ce2">
            <text:p>10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table:style-name="ce2">
            <text:p>I have/want Size</text:p>
          </table:table-cell>
          <table:table-cell office:value-type="float" office:value="0.5" table:style-name="ce2">
            <text:p>0.5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table:style-name="ce2">
            <text:p>Base Delay</text:p>
          </table:table-cell>
          <table:table-cell office:value-type="float" office:value="2" table:style-name="ce2">
            <text:p>2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table:style-name="ce2">
            <text:p>Peer Degree<text:s/></text:p>
          </table:table-cell>
          <table:table-cell office:value-type="float" office:value="3" table:style-name="ce2">
            <text:p>3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table:style-name="ce2">
            <text:p>Bandwidth</text:p>
          </table:table-cell>
          <table:table-cell office:value-type="float" office:value="6" table:style-name="ce2">
            <text:p>6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table:style-name="ce2">
            <text:p>Consensus Deadline</text:p>
          </table:table-cell>
          <table:table-cell office:value-type="float" office:value="600" table:style-name="ce2">
            <text:p>600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table:style-name="ce2">
            <text:p>Max Parallel Nodes</text:p>
          </table:table-cell>
          <table:table-cell office:value-type="float" office:value="4" table:style-name="ce2">
            <text:p>4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table:style-name="ce2">
            <text:p>Simulation Time</text:p>
          </table:table-cell>
          <table:table-cell office:value-type="float" office:value="1200000" table:style-name="ce2">
            <text:p>1200000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table:style-name="ce2">
            <text:p>Confirmation Depth</text:p>
          </table:table-cell>
          <table:table-cell office:value-type="float" office:value="10" table:style-name="ce2">
            <text:p>10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table:style-name="ce2">
            <text:p>Block Target Interval</text:p>
          </table:table-cell>
          <table:table-cell office:value-type="float" office:value="600" table:style-name="ce2">
            <text:p>600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table:style-name="ce2">
            <text:p>Lambda NET</text:p>
          </table:table-cell>
          <table:table-cell office:value-type="string" table:style-name="ce2">
            <text:p>1/Block Target Interval</text:p>
          </table:table-cell>
          <table:table-cell table:number-columns-repeated="16370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Coles, Gabe (Student)</meta:initial-creator>
    <dc:creator>Coles, Gabe (Student)</dc:creator>
    <meta:creation-date>2026-03-04T17:40:27Z</meta:creation-date>
    <dc:date>2026-03-04T18:02:42Z</dc:date>
  </office:meta>
</office:document-meta>
</file>